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6cm" table:align="left"/>
    </style:style>
    <style:style style:name="Table1.A" style:family="table-column">
      <style:table-column-properties style:column-width="4.447cm"/>
    </style:style>
    <style:style style:name="Table1.B" style:family="table-column">
      <style:table-column-properties style:column-width="11.153cm"/>
    </style:style>
    <style:style style:name="Table1.A1" style:family="table-cell">
      <style:table-cell-properties style:vertical-align="middle" fo:background-color="#f0f5fa" fo:padding="0.049cm" fo:border="none">
        <style:background-image/>
      </style:table-cell-properties>
    </style:style>
    <style:style style:name="Table1.A2" style:family="table-cell">
      <style:table-cell-properties style:vertical-align="middle" fo:background-color="#fbfcfe" fo:padding="0.049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6699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color="#2e4d69" style:font-name="inherit" fo:font-size="10.5pt" fo:font-weight="bol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000000" style:font-name="inherit" fo:font-size="9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paragraph-rsid="0000b3a6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00b3a6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00f59a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04aa14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paragraph-rsid="0000b3a6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paragraph-rsid="0000f59a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paragraph-rsid="0004aa14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paragraph-rsid="0004aa14" style:font-size-asian="24pt" style:font-style-asian="normal" style:font-weight-asian="bold" style:font-size-complex="24pt" style:font-style-complex="normal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  <style:text-properties fo:color="#2e4d69" style:font-name="inherit" fo:font-size="10.5pt" fo:font-weight="bold" officeooo:paragraph-rsid="0000b3a6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  <style:style style:name="T3" style:family="text">
      <style:text-properties fo:font-weight="bold"/>
    </style:style>
    <style:style style:name="T4" style:family="text">
      <style:text-properties fo:font-weight="bold" officeooo:rsid="0000f59a" style:font-weight-asian="bold" style:font-weight-complex="bol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00b3a6"/>
    </style:style>
    <style:style style:name="T7" style:family="text">
      <style:text-properties officeooo:rsid="0000f59a"/>
    </style:style>
    <style:style style:name="T8" style:family="text">
      <style:text-properties fo:font-size="13pt" fo:font-style="normal" style:text-underline-style="none" officeooo:rsid="0000f59a" style:font-size-asian="11.3500003814697pt" style:font-style-asian="normal" style:font-size-complex="13pt" style:font-style-complex="normal"/>
    </style:style>
    <style:style style:name="T9" style:family="text">
      <style:text-properties officeooo:rsid="0002e984"/>
    </style:style>
    <style:style style:name="T10" style:family="text">
      <style:text-properties officeooo:rsid="0004aa1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FR Sciences<text:tab/><text:tab/><text:tab/><text:tab/><text:tab/><text:tab/><text:tab/><text:tab/><text:tab/><text:tab/> <text:s text:c="2"/>Vivier Simon</text:p>
      <text:p text:style-name="Standard">Licence Informatique<text:tab/><text:tab/><text:tab/><text:tab/><text:tab/><text:tab/><text:tab/><text:tab/><text:tab/> <text:s text:c="2"/>Dapp Maxime</text:p>
      <text:p text:style-name="Standard">2<text:span text:style-name="T1">nd</text:span> année<text:tab/><text:tab/><text:tab/><text:tab/><text:tab/><text:tab/><text:tab/><text:tab/><text:tab/><text:tab/> <text:s text:c="3"/>Marlière Jean</text:p>
      <text:p text:style-name="Standard">Génie Logitiel<text:tab/><text:tab/><text:tab/><text:tab/><text:tab/><text:tab/><text:tab/><text:tab/><text:tab/> <text:s text:c="6"/>Personnettaz Clé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Dossier de</text:p>
      <text:p text:style-name="P9">Tes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/>
      <text:p text:style-name="P2">Sommaire</text:p>
      <text:p text:style-name="P4"/>
      <text:p text:style-name="P3"/>
      <text:list xml:id="list1003014477013168505" text:style-name="L1">
        <text:list-item>
          <text:list>
            <text:list-item>
              <text:list>
                <text:list-item>
                  <text:p text:style-name="P12">Introductions</text:p>
                </text:list-item>
                <text:list-item>
                  <text:p text:style-name="P12">Séries de tests</text:p>
                </text:list-item>
              </text:list>
            </text:list-item>
          </text:list>
        </text:list-item>
      </text:list>
      <text:p text:style-name="P3"><text:span text:style-name="T2"><text:tab/><text:tab/></text:span><text:span text:style-name="T5">a) <text:s/>Tests sur FullMatrix.cpp</text:span></text:p>
      <text:p text:style-name="P6"><text:tab/><text:tab/>b) <text:s/>Tests sur SparseMatrix.cpp</text:p>
      <text:p text:style-name="P6"><text:tab/><text:tab/>c) <text:s/>Tests sur Matrix.cpp</text:p>
      <text:list xml:id="list1881140890" text:continue-numbering="true" text:style-name="L1">
        <text:list-item>
          <text:list>
            <text:list-item>
              <text:list>
                <text:list-item>
                  <text:p text:style-name="P12">Conclusion</text:p>
                </text:list-item>
              </text:list>
            </text:list-item>
          </text:list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text:span text:style-name="T2"><text:tab/><text:tab/></text:span>1. Introduction</text:p>
      <text:p text:style-name="P7"/>
      <text:p text:style-name="P8"><text:tab/>L'objectif de ce document est de fournir le suivi des tests effectuées ainsi que leur performances obtenues. Les tests seront donc d<text:span text:style-name="T6">é</text:span>cri<text:span text:style-name="T6">t</text:span>s un a un avec pour chacun un but précis et enfin une fois le module pret, débuggé, on lui soumet un test de performance.</text:p>
      <text:p text:style-name="P8"/>
      <text:p text:style-name="P8"><text:tab/>Les tests ont été éffectués sur une machine ayant la configuration suivante : 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Système d'exploitation</text:p>
          </table:table-cell>
          <table:table-cell table:style-name="Table1.A1" office:value-type="string">
            <text:p text:style-name="P24"><text:span text:style-name="T6">Ubuntu 13.04 (x32)</text:span></text:p>
          </table:table-cell>
        </table:table-row>
        <table:table-row>
          <table:table-cell table:style-name="Table1.A2" office:value-type="string">
            <text:p text:style-name="P10">Processeur</text:p>
          </table:table-cell>
          <table:table-cell table:style-name="Table1.A2" office:value-type="string">
            <text:p text:style-name="P24"><text:span text:style-name="T6">Intel® Core™ i3-2120 CPU</text:span></text:p>
            <text:p text:style-name="P11"><text:span text:style-name="T3">Fréquence mesurée (core0)</text:span>: 3.<text:span text:style-name="T6">3</text:span>0 GHz<text:line-break/><text:span text:style-name="T3">Nombre de coeurs</text:span>: <text:span text:style-name="T6">2</text:span> physique(s), <text:span text:style-name="T6">2</text:span> logique(s)</text:p>
          </table:table-cell>
        </table:table-row>
        <table:table-row>
          <table:table-cell table:style-name="Table1.A1" office:value-type="string">
            <text:p text:style-name="P10">Mémoire</text:p>
          </table:table-cell>
          <table:table-cell table:style-name="Table1.A1" office:value-type="string">
            <text:p text:style-name="P24"><text:span text:style-name="T6">4</text:span> Go de mémoire</text:p>
          </table:table-cell>
        </table:table-row>
        <table:table-row>
          <table:table-cell table:style-name="Table1.A2" office:value-type="string">
            <text:p text:style-name="P10">Carte Graphique</text:p>
          </table:table-cell>
          <table:table-cell table:style-name="Table1.A2" office:value-type="string">
            <text:p text:style-name="P24"><text:span text:style-name="T6">Chipset : Intel® Sandybridge Desktop</text:span></text:p>
          </table:table-cell>
        </table:table-row>
        <table:table-row>
          <table:table-cell table:style-name="Table1.A1" office:value-type="string">
            <text:p text:style-name="P10">Disque dur</text:p>
          </table:table-cell>
          <table:table-cell table:style-name="Table1.A1" office:value-type="string">
            <text:p text:style-name="P24">Disque dur de <text:span text:style-name="T6">241,8 Go</text:span></text:p>
          </table:table-cell>
        </table:table-row>
      </table:table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rthograph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<text:span text:style-name="T6"/></text:p>
      <text:p text:style-name="P20"><text:span text:style-name="T6">A) Tests de FullMatrix</text:span></text:p>
      <text:p text:style-name="P14"><text:span text:style-name="T6"/></text:p>
      <text:p text:style-name="P14"><text:span text:style-name="T6"/></text:p>
      <text:p text:style-name="P17"><text:span text:style-name="T6"><text:tab/>* Introduction :</text:span></text:p>
      <text:p text:style-name="P17"><text:span text:style-name="T6"/></text:p>
      <text:p text:style-name="P17"><text:span text:style-name="T6"><text:tab/>FullMatri</text:span><text:span text:style-name="T7">x</text:span><text:span text:style-name="T6"> est notre classe permettant de créer une matrice pleine de plusieurs façons (copie, initialisation, a partir d'un fichier...) et de tous les eléments pour la gérer :</text:span></text:p>
      <text:p text:style-name="P18"><text:span text:style-name="T7">addition, ajout, soustraction, retrait, multiplication, un systeme de sauvegarde... etc.</text:span></text:p>
      <text:p text:style-name="P18"><text:span text:style-name="T7"><text:tab/>Une matrice pleine est une matrice classique où tous les éléments sont représenté dans la matrice.</text:span></text:p>
      <text:p text:style-name="P18"><text:span text:style-name="T7"/></text:p>
      <text:p text:style-name="P18"><text:span text:style-name="T7"><text:tab/>*Problèmes solutions : </text:span></text:p>
      <text:p text:style-name="P18"><text:span text:style-name="T7"/></text:p>
      <text:p text:style-name="P18"><text:span text:style-name="T7"><text:tab/>Sachant que les matrices pleines ont été considérées comme des matrices traditionelles, nous les avons donc représentées comme telles. Ainsi un tableau dynamique à 2 dimensions a suffi à les représenter.</text:span></text:p>
      <text:p text:style-name="P18"><text:span text:style-name="T7"/></text:p>
      <text:p text:style-name="P18"><text:span text:style-name="T7"><text:tab/>*</text:span><text:span text:style-name="T9">T</text:span><text:span text:style-name="T7">ests de performance : </text:span></text:p>
      <text:p text:style-name="P19"><text:span text:style-name="T10">-------describ du test----------</text:span></text:p>
      <text:p text:style-name="P18"><text:span text:style-name="T7"/></text:p>
      <text:p text:style-name="P18"><text:span text:style-name="T4">-----------------TABLEAU-----------------------------</text:span></text:p>
      <text:p text:style-name="P18"><text:span text:style-name="T4"/></text:p>
      <text:p text:style-name="P18"><text:span text:style-name="T7">---------------commentaires----------------------</text:span></text:p>
      <text:p text:style-name="P18"><text:span text:style-name="T7"/></text:p>
      <text:p text:style-name="P18"><text:span text:style-name="T7"><text:tab/>*Conclusion :</text:span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21"><text:soft-page-break/><text:span text:style-name="T8"/></text:p>
      <text:p text:style-name="P21"><text:span text:style-name="T8"/></text:p>
      <text:p text:style-name="P21"><text:span text:style-name="T7">B</text:span><text:span text:style-name="T6">) Tests de </text:span><text:span text:style-name="T7">SparseMatrix</text:span></text:p>
      <text:p text:style-name="P15"><text:span text:style-name="T6"/></text:p>
      <text:p text:style-name="P15"><text:span text:style-name="T6"/></text:p>
      <text:p text:style-name="P18"><text:span text:style-name="T6"><text:tab/>* Introduction :</text:span></text:p>
      <text:p text:style-name="P18"><text:span text:style-name="T6"/></text:p>
      <text:p text:style-name="P18"><text:span text:style-name="T6"><text:tab/></text:span><text:span text:style-name="T7">Sparse</text:span><text:span text:style-name="T6">Matri</text:span><text:span text:style-name="T7">x</text:span><text:span text:style-name="T6"> est notre classe permettant de créer une matrice </text:span><text:span text:style-name="T7">creuse</text:span><text:span text:style-name="T6"> de plusieurs façons (copie, initialisation, a partir d'un fichier...) et de tous les eléments pour la gérer :</text:span></text:p>
      <text:p text:style-name="P18"><text:span text:style-name="T7">addition, ajout, soustraction, retrait, multiplication, un systeme de sauvegarde, ainsi que d'en generer aléatoirement... etc.</text:span></text:p>
      <text:p text:style-name="P19"><text:span text:style-name="T7"><text:tab/>Une matrice creuse est une matrice classique où tous les éléments qui ne sont pas des 0 sont représenté dans la matrice. Cela </text:span><text:span text:style-name="T10">a été affectué grace a une map sur une parie de int(ligne, colonne) et un autre int (valeur)</text:span><text:span text:style-name="T7">, qui </text:span><text:span text:style-name="T10">enregistrent</text:span><text:span text:style-name="T7"> uniquement les cases où il y a une valeur différente de 0. Cela est vraiment utile que lorsque les matrices sont très peu remplies.</text:span></text:p>
      <text:p text:style-name="P18"><text:span text:style-name="T7"/></text:p>
      <text:p text:style-name="P18"><text:span text:style-name="T7"><text:tab/>*Problèmes solutions : </text:span></text:p>
      <text:p text:style-name="P18"><text:span text:style-name="T7"/></text:p>
      <text:p text:style-name="P18"><text:span text:style-name="T7"><text:tab/>- Le temps de calcul lors de la multiplication etait très grand (plus de 20 minutes) lors de la multiplication en O3 sur une matrice 1000x1000. Cela a été résolu en réduisant la quantité de calcul, car auparavant on effectuai le calcul même lorsqu'il n'y a...</text:span></text:p>
      <text:p text:style-name="P18"><text:span text:style-name="T7"><text:tab/></text:span><text:span text:style-name="T9">- </text:span></text:p>
      <text:p text:style-name="P18"><text:span text:style-name="T7"/></text:p>
      <text:p text:style-name="P18"><text:span text:style-name="T7"><text:tab/>*Resultats des tests de performance : </text:span></text:p>
      <text:p text:style-name="P19"><text:span text:style-name="T10">----------describ du test----------------</text:span></text:p>
      <text:p text:style-name="P18"><text:span text:style-name="T7"/></text:p>
      <text:p text:style-name="P18"><text:span text:style-name="T4">-----------------TABLEAU-----------------------------</text:span></text:p>
      <text:p text:style-name="P18"><text:span text:style-name="T4"/></text:p>
      <text:p text:style-name="P18"><text:span text:style-name="T7">---------------commentaires----------------------</text:span></text:p>
      <text:p text:style-name="P18"><text:span text:style-name="T7"/></text:p>
      <text:p text:style-name="P18"><text:span text:style-name="T7"><text:tab/>*Conclusion :</text:span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oft-page-break/><text:span text:style-name="T7"/></text:p>
      <text:p text:style-name="P22"><text:span text:style-name="T7"/></text:p>
      <text:p text:style-name="P22"><text:span text:style-name="T10">C</text:span><text:span text:style-name="T6">) Tests de </text:span><text:span text:style-name="T7">Matrix</text:span></text:p>
      <text:p text:style-name="P16"><text:span text:style-name="T6"/></text:p>
      <text:p text:style-name="P16"><text:span text:style-name="T6"/></text:p>
      <text:p text:style-name="P19"><text:span text:style-name="T6"><text:tab/>* Introduction :</text:span></text:p>
      <text:p text:style-name="P19"><text:span text:style-name="T6"/></text:p>
      <text:p text:style-name="P19"><text:span text:style-name="T6"><text:tab/>Matri</text:span><text:span text:style-name="T7">x</text:span><text:span text:style-name="T6"> est notre classe permettant de créer une matrice, </text:span><text:span text:style-name="T10">qui sera soit pleine soit creuse,</text:span><text:span text:style-name="T6"> de plusieurs façons (copie, initialisation, a partir d'un fichier...) et de tous les eléments pour la gérer :</text:span></text:p>
      <text:p text:style-name="P19"><text:span text:style-name="T7">addition, ajout, soustraction, retrait, un systeme de sauvegarde... etc.</text:span></text:p>
      <text:p text:style-name="P19"><text:span text:style-name="T7"><text:tab/></text:span></text:p>
      <text:p text:style-name="P19"><text:span text:style-name="T7"/></text:p>
      <text:p text:style-name="P19"><text:span text:style-name="T7"><text:tab/>*Problèmes solutions : </text:span></text:p>
      <text:p text:style-name="P19"><text:span text:style-name="T7"/></text:p>
      <text:p text:style-name="P19"><text:span text:style-name="T7"><text:tab/>- </text:span></text:p>
      <text:p text:style-name="P19"><text:span text:style-name="T7"><text:tab/></text:span><text:span text:style-name="T9">- </text:span></text:p>
      <text:p text:style-name="P19"><text:span text:style-name="T7"/></text:p>
      <text:p text:style-name="P19"><text:span text:style-name="T7"><text:tab/>*Resultats des tests de performance : </text:span></text:p>
      <text:p text:style-name="P19"><text:span text:style-name="T10">----------describ du test----------------</text:span></text:p>
      <text:p text:style-name="P19"><text:span text:style-name="T7"/></text:p>
      <text:p text:style-name="P19"><text:span text:style-name="T4">-----------------TABLEAU-----------------------------</text:span></text:p>
      <text:p text:style-name="P19"><text:span text:style-name="T4"/></text:p>
      <text:p text:style-name="P19"><text:span text:style-name="T7">---------------commentaires----------------------</text:span></text:p>
      <text:p text:style-name="P19"><text:span text:style-name="T7"/></text:p>
      <text:p text:style-name="P19"><text:span text:style-name="T7"><text:tab/>*Conclusion :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oft-page-break/><text:span text:style-name="T7"/></text:p>
      <text:p text:style-name="P19"><text:span text:style-name="T7"/></text:p>
      <text:p text:style-name="P23"><text:span text:style-name="T10">3. Conclu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12S</meta:editing-duration>
    <meta:editing-cycles>6</meta:editing-cycles>
    <meta:generator>LibreOffice/4.0.2.2$Linux_x86 LibreOffice_project/400m0$Build-2</meta:generator>
    <dc:date>2015-05-20T17:44:35</dc:date>
    <dc:creator>Personnettaz Clement</dc:creator>
    <meta:document-statistic meta:table-count="1" meta:image-count="0" meta:object-count="0" meta:page-count="7" meta:paragraph-count="68" meta:word-count="507" meta:character-count="3498" meta:non-whitespace-character-count="2971"/>
    <meta:user-defined meta:name="Info 1"/>
    <meta:user-defined meta:name="Info 2"/>
    <meta:user-defined meta:name="Info 3"/>
    <meta:user-defined meta:name="Info 4"/>
  </office:meta>
</office:document-meta>
</file>